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1BCD000013892ECB5C80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rsid="000de3ad" officeooo:paragraph-rsid="000de3ad"/>
    </style:style>
    <style:style style:name="P4" style:family="paragraph" style:parent-style-name="Title" style:master-page-name="Standard">
      <style:paragraph-properties fo:text-align="center" style:justify-single-word="false" style:page-number="auto"/>
      <style:text-properties officeooo:rsid="000de3ad" officeooo:paragraph-rsid="000de3ad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eminicidios en bolivia</text:span></text:p>
      <text:p text:style-name="P1"><text:span text:style-name="T1">Feminicidio es un neologismo creado a través de la traducción del vocablo inglés femicide y se refiere al asesinato evitable de mujeres por razones de género. El feminicidio entra en la esfera de la violencia contra la mujer, pero también toma otras </text:span></text:p>
      <text:p text:style-name="P2"><text:span text:style-name="T1"><text:s text:c="19"/></text:span><text:span text:style-name="T1"><draw:frame draw:style-name="fr1" text:anchor-type="as-char" svg:width="6.271cm" svg:height="7.038cm" draw:z-index="0"><draw:image xlink:href="Pictures/2000000900001BCD000013892ECB5C80.wmf" xlink:type="simple" xlink:show="embed" xlink:actuate="onLoad"/></draw:frame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23:41:59.870000000</dc:date>
    <meta:editing-duration>PT10M25S</meta:editing-duration>
    <meta:editing-cycles>1</meta:editing-cycles>
    <meta:document-statistic meta:table-count="0" meta:image-count="1" meta:object-count="0" meta:page-count="1" meta:paragraph-count="3" meta:word-count="45" meta:character-count="292" meta:non-whitespace-character-count="229"/>
    <meta:generator>LibreOffice/4.3.7.2$Windows_x86 LibreOffice_project/8a35821d8636a03b8bf4e15b48f59794652c68ba</meta:generator>
  </office:meta>
</office:document-meta>
</file>